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2-tx-Title-and-Text" presentation:presentation-page-layout-name="Master1-PPL12" draw:id="Slide-256">
        <draw:frame draw:id="id90" presentation:style-name="a486" draw:name="Title 1" svg:x="1.38in" svg:y="0.4in" svg:width="10.6in" svg:height="1.44965in" presentation:class="title" presentation:placeholder="false">
          <draw:text-box>
            <text:p text:style-name="a485" text:class-names="" text:cond-style-name=""><text:span text:style-name="a483" text:class-names="">1 Corinthians 12<text:s text:c="1"/></text:span><text:span text:style-name="a484" text:class-names=""/></text:p>
          </draw:text-box>
          <svg:title/>
          <svg:desc/>
        </draw:frame>
        <draw:frame draw:id="id91" presentation:style-name="a499" draw:name="Text Placeholder 2" svg:x="1.38in" svg:y="2in" svg:width="9.4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THE COMMAND TO KNOW THE GIFTS (12:1-3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THE SOURCE OF THE GIFTS (12:4-6, 11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EXTENT OF THE GIFTS (12:7, 29-30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2" draw:style-name="a500" draw:master-page-name="Master1-Layout12-tx-Title-and-Text" presentation:presentation-page-layout-name="Master1-PPL12" draw:id="Slide-257">
        <draw:frame draw:id="id92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THE EXTENT OF THE GIFTS (12:7, 29-30)<text:s text:c="1"/></text:span><text:span text:style-name="a502" text:class-names=""/></text:p>
          </draw:text-box>
          <svg:title/>
          <svg:desc/>
        </draw:frame>
        <draw:frame draw:id="id93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Each believer is given at least one gift (12:7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No believer is given all the gifts (12:29-30)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3" draw:style-name="a515" draw:master-page-name="Master1-Layout12-tx-Title-and-Text" presentation:presentation-page-layout-name="Master1-PPL12" draw:id="Slide-258">
        <draw:frame draw:id="id94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1 Corinthians 12<text:s text:c="1"/></text:span><text:span text:style-name="a517" text:class-names=""/></text:p>
          </draw:text-box>
          <svg:title/>
          <svg:desc/>
        </draw:frame>
        <draw:frame draw:id="id95" presentation:style-name="a535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THE COMMAND TO KNOW THE GIFTS (12:1-3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THE SOURCE OF THE GIFTS (12:4-6, 11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EXTENT OF THE GIFTS (12:7, 29-30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DIVERSITY OF THE GIFTS (12:8-10, 28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4" draw:style-name="a536" draw:master-page-name="Master1-Layout13-twoColTx-Title-and-2-Column-Text" presentation:presentation-page-layout-name="Master1-PPL13" draw:id="Slide-259">
        <draw:frame draw:id="id96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THE DIVERSITY OF THE GIFTS (12:8-10, 28)<text:s text:c="1"/></text:span><text:span text:style-name="a538" text:class-names=""/></text:p>
          </draw:text-box>
          <svg:title/>
          <svg:desc/>
        </draw:frame>
        <draw:frame draw:id="id97" presentation:style-name="a562" draw:name="Text Placeholder 2" svg:x="1.38021in" svg:y="2in" svg:width="4.61632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Wisdom (12:8a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Knowledge (12:8b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Faith (12:9a)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Healing (12:9b, 28e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Miracles (12:10a, 28d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Prophecy (12:10b, 28b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  <draw:frame draw:id="id98" presentation:style-name="a587" draw:name="Text Placeholder 3" svg:x="6.16319in" svg:y="2in" svg:width="4.61632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Discernment (12:10c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ongues (12:10d, 28h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Interpretation of Tongues (12:10e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Apostleship (12:28a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eaching (12:28c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Helping (12:28f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Administration (12:28g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5" draw:style-name="a588" draw:master-page-name="Master1-Layout12-tx-Title-and-Text" presentation:presentation-page-layout-name="Master1-PPL12" draw:id="Slide-260">
        <draw:frame draw:id="id99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1 Corinthians 12<text:s text:c="1"/></text:span><text:span text:style-name="a590" text:class-names=""/></text:p>
          </draw:text-box>
          <svg:title/>
          <svg:desc/>
        </draw:frame>
        <draw:frame draw:id="id100" presentation:style-name="a611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THE COMMAND TO KNOW THE GIFTS (12:1-3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SOURCE OF THE GIFTS (12:4-6, 11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THE EXTENT OF THE GIFTS (12:7, 29-30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THE DIVERSITY OF THE GIFTS (12:8-10, 28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THE ANALOGY OF THE GIFTS (12:12-27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6" draw:style-name="a612" draw:master-page-name="Master1-Layout12-tx-Title-and-Text" presentation:presentation-page-layout-name="Master1-PPL12" draw:id="Slide-261">
        <draw:frame draw:id="id101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THE ANALOGY OF THE GIFTS (12:12-27):<text:s text:c="1"/></text:span><text:span text:style-name="a614" text:class-names=""/></text:p>
          </draw:text-box>
          <svg:title/>
          <svg:desc/>
        </draw:frame>
        <draw:frame draw:id="id102" presentation:style-name="a626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2"/>Each member in both bodies performs a vital task (12:12-13, 18).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No member in either body can be independent of the other members (12:14-17, 19-24).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7" draw:style-name="a627" draw:master-page-name="Master1-Layout12-tx-Title-and-Text" presentation:presentation-page-layout-name="Master1-PPL12" draw:id="Slide-262">
        <draw:frame draw:id="id103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No member in either body can be independent of the other members (12:14-17, 19-24).<text:s text:c="1"/></text:span><text:span text:style-name="a629" text:class-names=""/></text:p>
          </draw:text-box>
          <svg:title/>
          <svg:desc/>
        </draw:frame>
        <draw:frame draw:id="id104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The foot and the ear are not to show envy toward the hand and the eye (12:14-17).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eye and the head are not to show pride toward the hands and the feet (12:21).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8" draw:style-name="a642" draw:master-page-name="Master1-Layout12-tx-Title-and-Text" presentation:presentation-page-layout-name="Master1-PPL12" draw:id="Slide-263">
        <draw:frame draw:id="id105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THE ANALOGY OF THE GIFTS (12:12-27):<text:s text:c="1"/></text:span><text:span text:style-name="a644" text:class-names=""/></text:p>
          </draw:text-box>
          <svg:title/>
          <svg:desc/>
        </draw:frame>
        <draw:frame draw:id="id106" presentation:style-name="a659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2"/>Each member in both bodies performs a vital task (12:12-13, 18).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No member in either body can be independent of the other members (12:14-17, 19-24)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Each member in both bodies is to rejoice and suffer with the other members (12:19-20, 22-27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9" draw:style-name="a660" draw:master-page-name="Master1-Layout12-tx-Title-and-Text" presentation:presentation-page-layout-name="Master1-PPL12" draw:id="Slide-264">
        <draw:frame draw:id="id107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1 Corinthians 12<text:s text:c="1"/></text:span><text:span text:style-name="a662" text:class-names=""/></text:p>
          </draw:text-box>
          <svg:title/>
          <svg:desc/>
        </draw:frame>
        <draw:frame draw:id="id108" presentation:style-name="a686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THE COMMAND TO KNOW THE GIFTS (12:1-3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THE SOURCE OF THE GIFTS (12:4-6, 11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THE EXTENT OF THE GIFTS (12:7, 29-30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THE DIVERSITY OF THE GIFTS (12:8-10, 28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THE ANALOGY OF THE GIFTS (12:12-27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THE GREATEST OF THE GIFTS (12:31): Paul ends this chapter by promising to show "the most excellent way," which he does in chapter 13.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2 </dc:title>
    <meta:initial-creator>David STRICKLAND</meta:initial-creator>
    <dc:creator>David STRICKLAND</dc:creator>
    <meta:creation-date>2020-02-24T12:26:32Z</meta:creation-date>
    <dc:date>2020-02-24T12:26:32Z</dc:date>
    <meta:template xlink:href="BibleStudy" xlink:type="simple"/>
    <meta:editing-cycles>1</meta:editing-cycles>
    <meta:editing-duration>PT0S</meta:editing-duration>
    <meta:document-statistic meta:paragraph-count="49" meta:word-count="481"/>
  </office:meta>
</office:document-meta>
</file>